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LA_NA_RED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57 USF MAIS GILBERTO FREYRE BOLA NA RE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BOLA NA REDE II, 00001544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33M0S" table:style-name="ce3">
            <text:p>15:33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ER FERNANDA RICHENE DE ARRUDA</text:p>
          </table:table-cell>
          <table:table-cell office:value-type="date" office:date-value="1998-06-22T00:00:00" table:style-name="ce2">
            <text:p>22/06/1998</text:p>
          </table:table-cell>
          <table:table-cell office:value-type="string" table:style-name="ce1">
            <text:p>27 anos e 2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392.054-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31-94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cuperação</text:p>
          </table:table-cell>
          <table:table-cell office:value-type="float" office:value="6171" table:style-name="ce1">
            <text:p>6171</text:p>
          </table:table-cell>
          <table:table-cell office:value-type="string" table:style-name="ce1">
            <text:p>BLOCO 25 APT 405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80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7" table:style-name="ce1">
            <text:p>80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0/7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VITORIA DE ARAUJO DA SILVA</text:p>
          </table:table-cell>
          <table:table-cell office:value-type="date" office:date-value="2002-11-09T00:00:00" table:style-name="ce2">
            <text:p>09/11/2002</text:p>
          </table:table-cell>
          <table:table-cell office:value-type="string" table:style-name="ce1">
            <text:p>22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9.555.004-27</text:p>
          </table:table-cell>
          <table:table-cell office:value-type="float" office:value="898001088385658" table:style-name="ce1">
            <text:p>8,98001E+14</text:p>
          </table:table-cell>
          <table:table-cell office:value-type="string" table:style-name="ce1">
            <text:p>(81) 98458-4668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(81) 98458-06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cuperação</text:p>
          </table:table-cell>
          <table:table-cell office:value-type="float" office:value="6171" table:style-name="ce1">
            <text:p>6171</text:p>
          </table:table-cell>
          <table:table-cell office:value-type="string" table:style-name="ce1">
            <text:p>BLOCO 10 APT 202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8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" table:style-name="ce1">
            <text:p>52</text:p>
          </table:table-cell>
          <table:table-cell office:value-type="float" office:value="150" table:style-name="ce1">
            <text:p>150</text:p>
          </table:table-cell>
          <table:table-cell office:value-type="date" office:date-value="2023-11-14T00:00:00" table:style-name="ce2">
            <text:p>14/11/2023</text:p>
          </table:table-cell>
          <table:table-cell office:value-type="string" table:style-name="ce1">
            <text:p>120/80</text:p>
          </table:table-cell>
          <table:table-cell office:value-type="date" office:date-value="2023-11-14T00:00:00" table:style-name="ce2">
            <text:p>14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VANDINETE DA SILVA</text:p>
          </table:table-cell>
          <table:table-cell office:value-type="date" office:date-value="2000-04-08T00:00:00" table:style-name="ce2">
            <text:p>08/04/2000</text:p>
          </table:table-cell>
          <table:table-cell office:value-type="string" table:style-name="ce1">
            <text:p>25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6.802.944-25</text:p>
          </table:table-cell>
          <table:table-cell office:value-type="float" office:value="702803197583268" table:style-name="ce1">
            <text:p>7,02803E+14</text:p>
          </table:table-cell>
          <table:table-cell office:value-type="string" table:style-name="ce1">
            <text:p>(81) 99595-93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cuperação</text:p>
          </table:table-cell>
          <table:table-cell office:value-type="float" office:value="6171" table:style-name="ce1">
            <text:p>6171</text:p>
          </table:table-cell>
          <table:table-cell office:value-type="string" table:style-name="ce1">
            <text:p>BLOCO 24 APT 403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800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110/80</text:p>
          </table:table-cell>
          <table:table-cell office:value-type="date" office:date-value="2025-06-11T00:00:00" table:style-name="ce2">
            <text:p>11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HARLEIDE SERAFIM DOS SANTOS</text:p>
          </table:table-cell>
          <table:table-cell office:value-type="date" office:date-value="1994-10-29T00:00:00" table:style-name="ce2">
            <text:p>29/10/1994</text:p>
          </table:table-cell>
          <table:table-cell office:value-type="string" table:style-name="ce1">
            <text:p>30 anos e 10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2.549.634-02</text:p>
          </table:table-cell>
          <table:table-cell office:value-type="float" office:value="709204279042434" table:style-name="ce1">
            <text:p>7,09204E+14</text:p>
          </table:table-cell>
          <table:table-cell office:value-type="string" table:style-name="ce1">
            <text:p>(81) 97313-78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scinação</text:p>
          </table:table-cell>
          <table:table-cell office:value-type="float" office:value="81191" table:style-name="ce1">
            <text:p>81191</text:p>
          </table:table-cell>
          <table:table-cell office:value-type="string" table:style-name="ce1">
            <text:p>P081 BOM CLIM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40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.2" table:style-name="ce1">
            <text:p>108,2</text:p>
          </table:table-cell>
          <table:table-cell office:value-type="float" office:value="169" table:style-name="ce1">
            <text:p>169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120/68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IQUE RICARDO DA SILVA</text:p>
          </table:table-cell>
          <table:table-cell office:value-type="date" office:date-value="1999-01-18T00:00:00" table:style-name="ce2">
            <text:p>18/01/1999</text:p>
          </table:table-cell>
          <table:table-cell office:value-type="string" table:style-name="ce1">
            <text:p>26 anos e 7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0.855.794-09</text:p>
          </table:table-cell>
          <table:table-cell office:value-type="float" office:value="706706272822720" table:style-name="ce1">
            <text:p>7,06706E+14</text:p>
          </table:table-cell>
          <table:table-cell office:value-type="string" table:style-name="ce1">
            <text:p>(81) 98294-79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o botafog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OM CLIMA - BOLA NA REDE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31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2" table:style-name="ce1">
            <text:p>71,2</text:p>
          </table:table-cell>
          <table:table-cell office:value-type="float" office:value="168" table:style-name="ce1">
            <text:p>168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122/78</text:p>
          </table:table-cell>
          <table:table-cell office:value-type="date" office:date-value="2025-07-11T00:00:00" table:style-name="ce2">
            <text:p>11/07/2025</text:p>
          </table:table-cell>
          <table:table-cell office:value-type="string" table:style-name="ce1">
            <text:p>Habitual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UBIA RAQUEL DA SILVA</text:p>
          </table:table-cell>
          <table:table-cell office:value-type="date" office:date-value="1993-05-22T00:00:00" table:style-name="ce2">
            <text:p>22/05/1993</text:p>
          </table:table-cell>
          <table:table-cell office:value-type="string" table:style-name="ce1">
            <text:p>32 anos e 3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446.944-02</text:p>
          </table:table-cell>
          <table:table-cell office:value-type="float" office:value="704600630734625" table:style-name="ce1">
            <text:p>7,04601E+14</text:p>
          </table:table-cell>
          <table:table-cell office:value-type="string" table:style-name="ce1">
            <text:p>(81) 98546-46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scinação</text:p>
          </table:table-cell>
          <table:table-cell office:value-type="float" office:value="67199" table:style-name="ce1">
            <text:p>67199</text:p>
          </table:table-cell>
          <table:table-cell office:value-type="string" table:style-name="ce1">
            <text:p>P067 BOM CLIM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40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89/6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E MELQUIADES DOS SANTOS</text:p>
          </table:table-cell>
          <table:table-cell office:value-type="date" office:date-value="1998-12-28T00:00:00" table:style-name="ce2">
            <text:p>28/12/1998</text:p>
          </table:table-cell>
          <table:table-cell office:value-type="string" table:style-name="ce1">
            <text:p>26 anos e 8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262.404-55</text:p>
          </table:table-cell>
          <table:table-cell office:value-type="float" office:value="705009828479457" table:style-name="ce1">
            <text:p>7,0501E+14</text:p>
          </table:table-cell>
          <table:table-cell office:value-type="string" table:style-name="ce1">
            <text:p>(81) 99378-86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scinação</text:p>
          </table:table-cell>
          <table:table-cell office:value-type="float" office:value="72195" table:style-name="ce1">
            <text:p>72195</text:p>
          </table:table-cell>
          <table:table-cell office:value-type="string" table:style-name="ce1">
            <text:p>P072 BOM CLIM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40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7" table:style-name="ce1">
            <text:p>84,7</text:p>
          </table:table-cell>
          <table:table-cell office:value-type="float" office:value="168" table:style-name="ce1">
            <text:p>168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VANIA GONCALVES DA SILVA</text:p>
          </table:table-cell>
          <table:table-cell office:value-type="date" office:date-value="2006-08-15T00:00:00" table:style-name="ce2">
            <text:p>15/08/2006</text:p>
          </table:table-cell>
          <table:table-cell office:value-type="string" table:style-name="ce1">
            <text:p>19 ano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9.924.594-37</text:p>
          </table:table-cell>
          <table:table-cell office:value-type="float" office:value="700007927203910" table:style-name="ce1">
            <text:p>7,00008E+14</text:p>
          </table:table-cell>
          <table:table-cell office:value-type="string" table:style-name="ce1">
            <text:p>(81) 98934-20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o doc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P- 034 BOM CLIM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37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7" table:style-name="ce1">
            <text:p>49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6-25T00:00:00" table:style-name="ce2">
            <text:p>25/06/2025</text:p>
          </table:table-cell>
          <table:table-cell office:value-type="string" table:style-name="ce1">
            <text:p>94/64</text:p>
          </table:table-cell>
          <table:table-cell office:value-type="date" office:date-value="2025-05-30T00:00:00" table:style-name="ce2">
            <text:p>30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SANGELA VITÓRIA LIMA DA SILVA</text:p>
          </table:table-cell>
          <table:table-cell office:value-type="date" office:date-value="2001-09-10T00:00:00" table:style-name="ce2">
            <text:p>10/09/2001</text:p>
          </table:table-cell>
          <table:table-cell office:value-type="string" table:style-name="ce1">
            <text:p>23 anos e 11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696.284-90</text:p>
          </table:table-cell>
          <table:table-cell office:value-type="float" office:value="702102721269194" table:style-name="ce1">
            <text:p>7,02103E+14</text:p>
          </table:table-cell>
          <table:table-cell office:value-type="string" table:style-name="ce1">
            <text:p>(81) 98824-82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tória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- 058 <text:s/>BOM CLIM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36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9" table:style-name="ce1">
            <text:p>48,9</text:p>
          </table:table-cell>
          <table:table-cell office:value-type="float" office:value="148" table:style-name="ce1">
            <text:p>148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90/6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JOAQUINA</text:p>
          </table:table-cell>
          <table:table-cell office:value-type="date" office:date-value="1982-05-06T00:00:00" table:style-name="ce2">
            <text:p>06/05/1982</text:p>
          </table:table-cell>
          <table:table-cell office:value-type="string" table:style-name="ce1">
            <text:p>43 anos e 3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0.462.294-56</text:p>
          </table:table-cell>
          <table:table-cell office:value-type="float" office:value="707408041176877" table:style-name="ce1">
            <text:p>7,07408E+14</text:p>
          </table:table-cell>
          <table:table-cell office:value-type="string" table:style-name="ce1">
            <text:p>(81) 98597-41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birajara justiniano rei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OLA NA REDE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5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3" table:style-name="ce1">
            <text:p>57,3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0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QUITERIA REGINA DOS SANTOS</text:p>
          </table:table-cell>
          <table:table-cell office:value-type="date" office:date-value="1993-07-21T00:00:00" table:style-name="ce2">
            <text:p>21/07/1993</text:p>
          </table:table-cell>
          <table:table-cell office:value-type="string" table:style-name="ce1">
            <text:p>32 anos e 1 mê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223.424-10</text:p>
          </table:table-cell>
          <table:table-cell office:value-type="float" office:value="704301526707599" table:style-name="ce1">
            <text:p>7,04302E+14</text:p>
          </table:table-cell>
          <table:table-cell office:value-type="string" table:style-name="ce1">
            <text:p>(81) 98691-46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utor pedro camelo</text:p>
          </table:table-cell>
          <table:table-cell office:value-type="string" table:style-name="ce1">
            <text:p>15A</text:p>
          </table:table-cell>
          <table:table-cell office:value-type="string" table:style-name="ce1">
            <text:p>BOLA NA REDE GUABIRAD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4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7/62</text:p>
          </table:table-cell>
          <table:table-cell office:value-type="date" office:date-value="2025-03-13T00:00:00" table:style-name="ce2">
            <text:p>13/03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 VITORIA SANTOS DA SILVA</text:p>
          </table:table-cell>
          <table:table-cell office:value-type="date" office:date-value="2003-11-09T00:00:00" table:style-name="ce2">
            <text:p>09/11/2003</text:p>
          </table:table-cell>
          <table:table-cell office:value-type="string" table:style-name="ce1">
            <text:p>21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741.464-09</text:p>
          </table:table-cell>
          <table:table-cell office:value-type="float" office:value="706205064161664" table:style-name="ce1">
            <text:p>7,06205E+14</text:p>
          </table:table-cell>
          <table:table-cell office:value-type="string" table:style-name="ce1">
            <text:p>(81) 98749-83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sembargador guerra barreto</text:p>
          </table:table-cell>
          <table:table-cell office:value-type="string" table:style-name="ce1">
            <text:p>25A</text:p>
          </table:table-cell>
          <table:table-cell office:value-type="string" table:style-name="ce1">
            <text:p>BOLA NA REDE GUABIRAB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3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.3" table:style-name="ce1">
            <text:p>54,3</text:p>
          </table:table-cell>
          <table:table-cell office:value-type="float" office:value="162" table:style-name="ce1">
            <text:p>162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99/70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AINE REGINA DA SILVA</text:p>
          </table:table-cell>
          <table:table-cell office:value-type="date" office:date-value="1991-10-24T00:00:00" table:style-name="ce2">
            <text:p>24/10/1991</text:p>
          </table:table-cell>
          <table:table-cell office:value-type="string" table:style-name="ce1">
            <text:p>33 anos e 10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785.384-74</text:p>
          </table:table-cell>
          <table:table-cell office:value-type="float" office:value="708101870227610" table:style-name="ce1">
            <text:p>7,08102E+14</text:p>
          </table:table-cell>
          <table:table-cell office:value-type="string" table:style-name="ce1">
            <text:p>(81) 99618-2271</text:p>
          </table:table-cell>
          <table:table-cell office:value-type="string" table:style-name="ce1">
            <text:p>(81) 3355-0110</text:p>
          </table:table-cell>
          <table:table-cell office:value-type="string" table:style-name="ce1">
            <text:p>(81) 9999-98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adre mosca de carvalho</text:p>
          </table:table-cell>
          <table:table-cell office:value-type="string" table:style-name="ce1">
            <text:p>04A</text:p>
          </table:table-cell>
          <table:table-cell office:value-type="string" table:style-name="ce1">
            <text:p>BOLA NA REDE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1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099999999999994" table:style-name="ce1">
            <text:p>72,1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00/8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A MIKAELLY ALVES DA SILVA</text:p>
          </table:table-cell>
          <table:table-cell office:value-type="date" office:date-value="2010-05-30T00:00:00" table:style-name="ce2">
            <text:p>30/05/2010</text:p>
          </table:table-cell>
          <table:table-cell office:value-type="string" table:style-name="ce1">
            <text:p>15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4.288.154-22</text:p>
          </table:table-cell>
          <table:table-cell office:value-type="float" office:value="703409265692400" table:style-name="ce1">
            <text:p>7,03409E+14</text:p>
          </table:table-cell>
          <table:table-cell office:value-type="string" table:style-name="ce1">
            <text:p>(81) 98552-5779</text:p>
          </table:table-cell>
          <table:table-cell office:value-type="string" table:style-name="ce1">
            <text:p>(81) 98552-5779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artolomeu marques</text:p>
          </table:table-cell>
          <table:table-cell office:value-type="string" table:style-name="ce1">
            <text:p>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7" table:style-name="ce1">
            <text:p>85,7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30/80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FERREIRA NOGUEIRA</text:p>
          </table:table-cell>
          <table:table-cell office:value-type="date" office:date-value="1998-05-23T00:00:00" table:style-name="ce2">
            <text:p>23/05/1998</text:p>
          </table:table-cell>
          <table:table-cell office:value-type="string" table:style-name="ce1">
            <text:p>27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2.975.004-71</text:p>
          </table:table-cell>
          <table:table-cell office:value-type="float" office:value="706009376377641" table:style-name="ce1">
            <text:p>7,06009E+14</text:p>
          </table:table-cell>
          <table:table-cell office:value-type="string" table:style-name="ce1">
            <text:p>(65) 99310-05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eitor geraldo lafayett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BOLA NA REDE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490-02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144" table:style-name="ce1">
            <text:p>144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0:11Z</meta:creation-date>
    <dc:date>2025-09-16T19:30:11Z</dc:date>
  </office:meta>
</office:document-meta>
</file>